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N = n sigma dx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photon/nC/sr</text:p>
          </table:table-cell>
          <table:table-cell table:style-name="ce1" office:value-type="float" office:value="5000">
            <text:p>5.00E+003</text:p>
          </table:table-cell>
          <table:table-cell/>
        </table:table-row>
        <table:table-row table:style-name="ro2">
          <table:table-cell/>
          <table:table-cell office:value-type="string">
            <text:p>e/nC</text:p>
          </table:table-cell>
          <table:table-cell table:style-name="ce1" table:formula="of:=1.6022E-019/0.000000001" office:value-type="float" office:value="0.00000000016022">
            <text:p>1.60E-010</text:p>
          </table:table-cell>
          <table:table-cell/>
        </table:table-row>
        <table:table-row table:style-name="ro2">
          <table:table-cell/>
          <table:table-cell office:value-type="string">
            <text:p>photon/e/sr</text:p>
          </table:table-cell>
          <table:table-cell table:formula="of:=[.C6]*[.C7]" office:value-type="float" office:value="0.0000008011">
            <text:p>8.011E-007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density</text:p>
          </table:table-cell>
          <table:table-cell table:style-name="ce1" table:formula="of:=10.2*6.022E+023/96" office:value-type="float" office:value="6.398375E+022">
            <text:p>6.40E+022</text:p>
          </table:table-cell>
          <table:table-cell office:value-type="string">
            <text:p>atoms/cm^3</text:p>
          </table:table-cell>
        </table:table-row>
        <table:table-row table:style-name="ro3">
          <table:table-cell table:number-columns-repeated="2"/>
          <table:table-cell table:formula="of:=[.C10]*1000000" office:value-type="float" office:value="6.398375E+028">
            <text:p>63983750000000000000000000000</text:p>
          </table:table-cell>
          <table:table-cell office:value-type="string">
            <text:p>atoms/m^3</text:p>
          </table:table-cell>
        </table:table-row>
        <table:table-row table:style-name="ro3">
          <table:table-cell/>
          <table:table-cell office:value-type="string">
            <text:p>mean depth</text:p>
          </table:table-cell>
          <table:table-cell table:formula="of:=0.0000025" office:value-type="float" office:value="0.0000025">
            <text:p>0.0000025</text:p>
          </table:table-cell>
          <table:table-cell office:value-type="string">
            <text:p>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office:value-type="string">
            <text:p>sigma</text:p>
          </table:table-cell>
          <table:table-cell table:formula="of:=[.C8]/[.C11]/[.C12] * 4*PI()" office:value-type="float" office:value="6.29342262631567E-029">
            <text:p>6.29342262631567E-029</text:p>
          </table:table-cell>
          <table:table-cell office:value-type="string">
            <text:p>m^2</text:p>
          </table:table-cell>
        </table:table-row>
        <table:table-row table:style-name="ro3">
          <table:table-cell table:number-columns-repeated="2"/>
          <table:table-cell table:formula="of:=[.C15]/1E-028" office:value-type="float" office:value="0.629342262631567">
            <text:p>0.6293422626</text:p>
          </table:table-cell>
          <table:table-cell office:value-type="string">
            <text:p>barn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old! </meta:initial-creator>
    <meta:creation-date>2014-12-15T00:35:58</meta:creation-date>
    <dc:date>2014-12-15T00:52:11</dc:date>
    <dc:creator>Harold! </dc:creator>
    <meta:editing-duration>PT6M54S</meta:editing-duration>
    <meta:editing-cycles>2</meta:editing-cycles>
    <meta:generator>LibreOffice/3.5$Linux_X86_64 LibreOffice_project/350m1$Build-2</meta:generator>
    <meta:document-statistic meta:table-count="3" meta:cell-count="20" meta:object-count="0"/>
  </office:meta>
</office:document-meta>
</file>